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list-style-name="L1">
      <style:paragraph-properties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list xml:id="list111506598" text:style-name="L1">
        <text:list-item>
          <text:p text:style-name="P9">The Dawn of Awakening</text:p>
        </text:list-item>
      </text:list>
      <text:p text:style-name="P7"/>
      <text:p text:style-name="P3"><text:span text:style-name="T2">A. VipahyanaBreathing Samatha</text:span></text:p>
      <text:p text:style-name="P3"/>
      <text:p text:style-name="P5">(First prepare a comfortable seat. Sit quietly for a few moments, and settle down in natural serenity. Let go of all activities, all burdens, and all distractions. Relax your body, silence your speech, and calm your mind. Second, peacefully and joyfully practice the nine breath exercise. Third, mindfully count through twenty-one breaths in three sets of seven.)</text:p>
      <text:p text:style-name="P4"/>
      <text:p text:style-name="P2">B. Mindful Prostration</text:p>
      <text:p text:style-name="P3"/>
      <text:p text:style-name="P8">NAMO BUDDHAYA <text:s text:c="4"/>NAMO DHARMAYA <text:s text:c="4"/>NAMO SANGHAYA</text:p>
      <text:p text:style-name="P8">NAMO GUR DEWA DAKINIYA</text:p>
      <text:p text:style-name="P6">(Recite while prostrating three tim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he Buddha Path <text:tab/><text:tab/><text:tab/><text:tab/><text:tab/><text:tab/><text:tab/><text:tab/><text:tab/>Preliminary Practice</text:p>
        <text:p text:style-name="Standard"/>
        <text:p text:style-name="Standard"/>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0T14:54:08</meta:creation-date>
    <dc:date>2011-12-22T12:38:27</dc:date>
    <meta:editing-duration>PT6M58S</meta:editing-duration>
    <meta:editing-cycles>5</meta:editing-cycles>
    <meta:generator>LibreOffice/3.3$Linux LibreOffice_project/330m19$Build-301</meta:generator>
    <meta:document-statistic meta:table-count="0" meta:image-count="0" meta:object-count="0" meta:page-count="1" meta:paragraph-count="8" meta:word-count="88" meta:character-count="592"/>
  </office:meta>
</office:document-meta>
</file>